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4cc" officeooo:paragraph-rsid="000314cc"/>
    </style:style>
    <style:style style:name="P2" style:family="paragraph" style:parent-style-name="Standard">
      <style:text-properties officeooo:rsid="000314cc" officeooo:paragraph-rsid="0003d26c"/>
    </style:style>
    <style:style style:name="P3" style:family="paragraph" style:parent-style-name="Standard">
      <style:text-properties officeooo:rsid="0006d604" officeooo:paragraph-rsid="0006d604"/>
    </style:style>
    <style:style style:name="P4" style:family="paragraph" style:parent-style-name="Standard">
      <style:text-properties officeooo:rsid="0006d604" officeooo:paragraph-rsid="000b0f2d"/>
    </style:style>
    <style:style style:name="P5" style:family="paragraph" style:parent-style-name="Standard">
      <style:text-properties officeooo:rsid="0006d604" officeooo:paragraph-rsid="0006d604"/>
    </style:style>
    <style:style style:name="P6" style:family="paragraph" style:parent-style-name="Standard">
      <style:text-properties officeooo:rsid="0006d604" officeooo:paragraph-rsid="000dfde7"/>
    </style:style>
    <style:style style:name="P7" style:family="paragraph" style:parent-style-name="Standard">
      <style:text-properties officeooo:rsid="0006d604" officeooo:paragraph-rsid="000ec4d3"/>
    </style:style>
    <style:style style:name="P8" style:family="paragraph" style:parent-style-name="Standard">
      <style:text-properties officeooo:rsid="000314cc" officeooo:paragraph-rsid="000ec4d3"/>
    </style:style>
    <style:style style:name="T1" style:family="text">
      <style:text-properties officeooo:rsid="000b0f2d"/>
    </style:style>
    <style:style style:name="T2" style:family="text">
      <style:text-properties officeooo:rsid="000dfde7"/>
    </style:style>
    <style:style style:name="T3" style:family="text">
      <style:text-properties officeooo:rsid="0006d6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库设计：</text:p>
      <text:p text:style-name="P1"><text:tab/>打卡状态：0：没有打卡，1：已打卡，2：请假。</text:p>
      <text:p text:style-name="P1"><text:tab/>用户端：<text:tab/></text:p>
      <text:p text:style-name="P1"><text:tab/><text:tab/>用户表：包含用户名，id，密码。</text:p>
      <text:p text:style-name="P1"><text:tab/><text:tab/>上班表：包含用户名，id，打卡状态，日期。</text:p>
      <text:p text:style-name="P1"><text:tab/><text:tab/>下班表：包含用户名，id，打卡状态，日期。</text:p>
      <text:p text:style-name="P1"><text:tab/><text:tab/>汇总表：包含用户名，id，上下班打卡状态，日期。</text:p>
      <text:p text:style-name="P1"><text:tab/>管理员端：</text:p>
      <text:p text:style-name="P1"><text:tab/><text:tab/>管理员表：包含用户名，id，密码。</text:p>
      <text:p text:style-name="P2"><text:tab/><text:tab/>上班表：包含用户名，id，打卡状态，日期。</text:p>
      <text:p text:style-name="P2"><text:tab/><text:tab/>下班表：包含用户名，id，打卡状态，日期。</text:p>
      <text:p text:style-name="P2"><text:tab/><text:tab/>汇总表：包含用户名，id，上下班打卡状态，日期。</text:p>
      <text:p text:style-name="P2"><text:tab/>管理员权限：可以修改员工的打卡状态、密码。</text:p>
      <text:p text:style-name="P2"/>
      <text:p text:style-name="P3">创建数据库：create database attence;</text:p>
      <text:p text:style-name="P3">删除表：drop table 表名;</text:p>
      <text:p text:style-name="P3"><text:tab/>用户表：create table user(</text:p>
      <text:p text:style-name="P3"><text:s text:c="4"/>user_name varchar(40) not null,</text:p>
      <text:p text:style-name="P3"><text:s text:c="4"/>user_id int not null auto_increment,</text:p>
      <text:p text:style-name="P3"><text:s text:c="4"/>user_passwd varchar(100) not null,</text:p>
      <text:p text:style-name="P3"><text:s text:c="4"/>primary key (user_id));</text:p>
      <text:p text:style-name="P3"><text:tab/>插入用户：insert into user(user_name,user_id,user_passwd) values ("john",1,"11");</text:p>
      <text:p text:style-name="P3"><text:tab/>上班表：create table atwork(</text:p>
      <text:p text:style-name="P3"><text:s text:c="4"/>user_name varchar(40) not null,</text:p>
      <text:p text:style-name="P3"><text:s text:c="4"/>user_id int not null,</text:p>
      <text:p text:style-name="P3"><text:s text:c="4"/>user_state int not null,</text:p>
      <text:p text:style-name="P3"><text:s text:c="4"/>work_date datetime,</text:p>
      <text:p text:style-name="P3"><text:s text:c="4"/>primary key (user_id));</text:p>
      <text:p text:style-name="P6"><text:s text:c="3"/>改为：create table atwork(</text:p>
      <text:p text:style-name="P6"><text:s text:c="4"/>user_name varchar(40) not null,</text:p>
      <text:p text:style-name="P6"><text:s text:c="4"/>user_id int not null,</text:p>
      <text:p text:style-name="P6"><text:s text:c="4"/>user_state int not null,</text:p>
      <text:p text:style-name="P6"><text:s text:c="4"/>work_date datetime);</text:p>
      <text:p text:style-name="P4"><text:tab/>打卡：insert into user(user_name,user_id,user_state,<text:span text:style-name="T1">work_date</text:span>) values ("john",1,<text:span text:style-name="T1">1,now()</text:span>);</text:p>
      <text:p text:style-name="P4"><text:tab/>删除一条记录：delete from atwork where work_date = "2019-12-12 19:53:10"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21:41:46.801036502</meta:creation-date>
    <dc:date>2019-12-12T20:03:11.080364169</dc:date>
    <meta:editing-duration>PT6H33M2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334" meta:character-count="988" meta:non-whitespace-character-count="848"/>
  </office:meta>
</office:document-meta>
</file>